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e84c" officeooo:paragraph-rsid="001de84c"/>
    </style:style>
    <style:style style:name="P2" style:family="paragraph" style:parent-style-name="Standard">
      <style:text-properties officeooo:rsid="001fb7ee" officeooo:paragraph-rsid="001fb7ee"/>
    </style:style>
    <style:style style:name="P3" style:family="paragraph" style:parent-style-name="Standard">
      <style:text-properties officeooo:rsid="001fb7ee" officeooo:paragraph-rsid="002093e7"/>
    </style:style>
    <style:style style:name="P4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1fb7ee" officeooo:paragraph-rsid="001fb7ee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2093e7" officeooo:paragraph-rsid="002093e7" style:font-size-asian="14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bold" officeooo:rsid="001fb7ee" officeooo:paragraph-rsid="00238f0a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2093e7" officeooo:paragraph-rsid="00233f97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size="12pt" fo:font-style="normal" style:text-underline-style="none" fo:font-weight="normal" officeooo:rsid="00233f97" officeooo:paragraph-rsid="00233f97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style:text-underline-style="none" fo:font-weight="bold" officeooo:rsid="001fb7ee" officeooo:paragraph-rsid="00238f0a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fo:font-size="12pt" fo:font-style="normal" style:text-underline-style="none" fo:font-weight="bold" officeooo:rsid="002753c8" officeooo:paragraph-rsid="002753c8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officeooo:rsid="001fb7ee" officeooo:paragraph-rsid="001fb7ee"/>
    </style:style>
    <style:style style:name="P12" style:family="paragraph" style:parent-style-name="Standard">
      <style:text-properties fo:font-size="16pt" style:text-underline-style="solid" style:text-underline-width="auto" style:text-underline-color="font-color" fo:font-weight="bold" officeooo:rsid="001fb7ee" officeooo:paragraph-rsid="001fb7ee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rsid="002698a1" officeooo:paragraph-rsid="002698a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660b" style:font-weight-asian="normal" style:font-weight-complex="normal"/>
    </style:style>
    <style:style style:name="T4" style:family="text">
      <style:text-properties fo:font-weight="normal" officeooo:rsid="002753c8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233f97" style:font-weight-asian="normal" style:font-weight-complex="normal"/>
    </style:style>
    <style:style style:name="T7" style:family="text">
      <style:text-properties style:text-underline-style="none" officeooo:rsid="00233f97"/>
    </style:style>
    <style:style style:name="T8" style:family="text">
      <style:text-properties officeooo:rsid="00233f97"/>
    </style:style>
    <style:style style:name="T9" style:family="text">
      <style:text-properties officeooo:rsid="002698a1"/>
    </style:style>
    <style:style style:name="T10" style:family="text">
      <style:text-properties officeooo:rsid="001de84c"/>
    </style:style>
    <style:style style:name="T11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1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roduction</text:p>
      <text:p text:style-name="P1"><text:span text:style-name="T1">Kay:</text:span> We are Team We have Idea, and this is our product, Air Quality Meter.</text:p>
      <text:p text:style-name="P1"/>
      <text:p text:style-name="P12">Idea</text:p>
      <text:p text:style-name="P13"><text:span text:style-name="T11">Kay: </text:span><text:span text:style-name="T12">Our challenge was Air Pollution. We decided to help solve this by show ing people the level of air pollution in their area, </text:span><text:span text:style-name="T10">improvimg peoples awareness of it, visualizing it in a simple and intuitive way, inspiring them to act on it and try to improve it through a series of simple and easy tasks.</text:span></text:p>
      <text:p text:style-name="P2"/>
      <text:p text:style-name="P2"><text:span text:style-name="T1">Robert</text:span>: We used publically available data from the Air Quality Scotland website, and an advanced algorithm that calculates the score in areas with not enough data.</text:p>
      <text:p text:style-name="P2"/>
      <text:p text:style-name="P6">UI Design</text:p>
      <text:p text:style-name="P9"><text:span text:style-name="T8">Kay</text:span>: <text:span text:style-name="T3">We started off by sketching low fidelity designs and having a group discussion about what we thought would be easy to do but still look nice.</text:span> <text:span text:style-name="T3">We decided on a design conststing of multiple pages, the first being where you enter your postcode and then submit it. The next had a map that put <text:s/>a pointer to where you had selected and had a button that took you to the next page which consists of a dial, your score and an inspirational message in the middle and below, some things you could do help improve your air quality.</text:span></text:p>
      <text:p text:style-name="P9"><text:span text:style-name="T3"/></text:p>
      <text:p text:style-name="P10"><text:span text:style-name="T3">R</text:span><text:span text:style-name="T2">obert: We think that people concerned about their or their famlies health would be interested in our project.</text:span></text:p>
      <text:p text:style-name="P5"/>
      <text:p text:style-name="P5">Architecture</text:p>
      <text:p text:style-name="P7"><text:span text:style-name="T7">Fraser</text:span><text:span text:style-name="T5">: The software we used in this project was Python for the RESTful API backend. We also used Nginx, a lightweight webserver, to serve the static files such as images, html, css and JavaScript. </text:span><text:span text:style-name="T6">The backend takes a latitude and longitude and calculates the score based on that which is then passed to the frontend where it is displayed in the dial.</text:span></text:p>
      <text:p text:style-name="P8"/>
      <text:p text:style-name="P7"><text:span text:style-name="T7">Robert</text:span><text:span text:style-name="T6">: The dial was programmed with an html canvas and some JavaScript. The dial caused many, many problems and took hours of work to implement. The main problem I faced when implementing it was the fact that the dial seemed to be rotated at a non sensible angle which I remidied by adding an offset that I changed until it was perfect</text:span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3:48:28.709225570</meta:creation-date>
    <dc:date>2019-07-25T15:59:48.520956072</dc:date>
    <meta:editing-duration>PT51M1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343" meta:character-count="1898" meta:non-whitespace-character-count="1565"/>
  </office:meta>
</office:document-meta>
</file>